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ad5b5"/>
    </style:style>
    <style:style style:name="P2" style:family="paragraph" style:parent-style-name="Standard">
      <style:text-properties officeooo:rsid="000ad5b5" officeooo:paragraph-rsid="000ad5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icle – Experimental Version</text:p>
      <text:p text:style-name="P1"/>
      <text:p text:style-name="P2">Currently attempting to delete specific objects from an array list.</text:p>
      <text:p text:style-name="P2"/>
      <text:p text:style-name="P2">Goal:</text:p>
      <text:p text:style-name="P2"/>
      <text:p text:style-name="P2">Draw 4 or 5 rectangles using the new class, each rectangle will be numbered, i.e. “1-5”.</text:p>
      <text:p text:style-name="P2">Pressing the num. Key which corresponds to the rect label will delete that specific rectangle from the arrayli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20:21:47.756441000</meta:creation-date>
    <dc:date>2015-12-01T20:24:02.790397000</dc:date>
    <meta:editing-duration>PT2M18S</meta:editing-duration>
    <meta:editing-cycles>1</meta:editing-cycles>
    <meta:document-statistic meta:table-count="0" meta:image-count="0" meta:object-count="0" meta:page-count="1" meta:paragraph-count="5" meta:word-count="48" meta:character-count="304" meta:non-whitespace-character-count="260"/>
    <meta:generator>LibreOffice/5.0.1.2$MacOSX_X86_64 LibreOffice_project/81898c9f5c0d43f3473ba111d7b351050be20261</meta:generator>
  </office:meta>
</office:document-meta>
</file>